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89131123409222940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34550138850652479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76928398776189430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024988114999194664"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462378017519429423"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549604731468969786"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25204452542380307"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188210780175462156"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291170" text:continue-list="list525204452542380307"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822218052862180235"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289552"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298949"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288522"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287354"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309278"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no running but good workouts on the elliptical</text:p>
      <text:p text:style-name="P23"><text:soft-page-break/>Sat Feb 13, 2021 20 minutes on elliptical at various paces. Ave HR: 118, Max HR: 151</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953089105056320097"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14T09:07:16.55</dc:date>
    <dc:creator>James Lombardi</dc:creator>
    <meta:editing-duration>P9DT16H11M58S</meta:editing-duration>
    <meta:editing-cycles>822</meta:editing-cycles>
    <meta:generator>OpenOffice/4.1.2$Win32 OpenOffice.org_project/412m3$Build-9782</meta:generator>
    <meta:document-statistic meta:table-count="0" meta:image-count="8" meta:object-count="0" meta:page-count="93" meta:paragraph-count="2529" meta:word-count="28678" meta:character-count="146602"/>
  </office:meta>
</office:document-meta>
</file>